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9cm"/>
    </style:style>
    <style:style style:name="co2" style:family="table-column">
      <style:table-column-properties fo:break-before="auto" style:column-width="30.58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alls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Sequence of Cal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end</text:p>
          </table:table-cell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command": "subscribe",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command": "message",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,</text:p>
          </table:table-cell>
        </table:table-row>
        <table:table-row table:style-name="ro1">
          <table:table-cell/>
          <table:table-cell office:value-type="string">
            <text:p><text:s text:c="2"/>"data": {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,</text:p>
          </table:table-cell>
        </table:table-row>
        <table:table-row table:style-name="ro1">
          <table:table-cell/>
          <table:table-cell office:value-type="string">
            <text:p><text:s text:c="4"/>"action": "check"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Receive</text:p>
          </table:table-cell>
          <table:table-cell office:value-type="string">
            <text:p>{"type":"welcome"}</text:p>
          </table:table-cell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","type":"confirm_subscription"}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identifier":{"channel":"InvoiceChannel","invoice_uuid":"0c9215cc-2272-4478-9305-8a104323e688"},</text:p>
          </table:table-cell>
        </table:table-row>
        <table:table-row table:style-name="ro1">
          <table:table-cell/>
          <table:table-cell office:value-type="string">
            <text:p><text:s text:c="2"/>"message": {</text:p>
          </table:table-cell>
        </table:table-row>
        <table:table-row table:style-name="ro1">
          <table:table-cell/>
          <table:table-cell office:value-type="string">
            <text:p><text:s text:c="4"/>"code": 200,</text:p>
          </table:table-cell>
        </table:table-row>
        <table:table-row table:style-name="ro1">
          <table:table-cell/>
          <table:table-cell office:value-type="string">
            <text:p><text:s text:c="4"/>"order": {</text:p>
          </table:table-cell>
        </table:table-row>
        <table:table-row table:style-name="ro1">
          <table:table-cell/>
          <table:table-cell office:value-type="string">
            <text:p><text:s text:c="6"/>"id": 218976,</text:p>
          </table:table-cell>
        </table:table-row>
        <table:table-row table:style-name="ro1">
          <table:table-cell/>
          <table:table-cell office:value-type="string">
            <text:p><text:s text:c="6"/>"uuid": "0c9215cc-2272-4478-9305-8a104323e688",</text:p>
          </table:table-cell>
        </table:table-row>
        <table:table-row table:style-name="ro1">
          <table:table-cell/>
          <table:table-cell office:value-type="string">
            <text:p><text:s text:c="6"/>"title": "Order #25723",</text:p>
          </table:table-cell>
        </table:table-row>
        <table:table-row table:style-name="ro2">
          <table:table-cell/>
          <table:table-cell office:value-type="string">
            <text:p><text:s text:c="6"/>"description": "1 × Espresso Con Panna",</text:p>
          </table:table-cell>
        </table:table-row>
        <table:table-row table:style-name="ro1">
          <table:table-cell/>
          <table:table-cell office:value-type="string">
            <text:p><text:s text:c="6"/>"status": "new",</text:p>
          </table:table-cell>
        </table:table-row>
        <table:table-row table:style-name="ro1">
          <table:table-cell/>
          <table:table-cell office:value-type="string">
            <text:p><text:s text:c="6"/>"pay_amount": null,</text:p>
          </table:table-cell>
        </table:table-row>
        <table:table-row table:style-name="ro1">
          <table:table-cell/>
          <table:table-cell office:value-type="string">
            <text:p><text:s text:c="6"/>"price_amount": "5.0",</text:p>
          </table:table-cell>
        </table:table-row>
        <table:table-row table:style-name="ro1">
          <table:table-cell/>
          <table:table-cell office:value-type="string">
            <text:p><text:s text:c="6"/>"address": null,</text:p>
          </table:table-cell>
        </table:table-row>
        <table:table-row table:style-name="ro1">
          <table:table-cell/>
          <table:table-cell office:value-type="string">
            <text:p><text:s text:c="6"/>"confirmations_by_price": 0,</text:p>
          </table:table-cell>
        </table:table-row>
        <table:table-row table:style-name="ro1">
          <table:table-cell/>
          <table:table-cell office:value-type="string">
            <text:p><text:s text:c="6"/>"trader_order_id": null,</text:p>
          </table:table-cell>
        </table:table-row>
        <table:table-row table:style-name="ro1">
          <table:table-cell/>
          <table:table-cell office:value-type="string">
            <text:p><text:s text:c="6"/>"expire_at": null,</text:p>
          </table:table-cell>
        </table:table-row>
        <table:table-row table:style-name="ro1">
          <table:table-cell/>
          <table:table-cell office:value-type="string">
            <text:p><text:s text:c="6"/>"created_at": "2019-11-21T04:32:25.000Z",</text:p>
          </table:table-cell>
        </table:table-row>
        <table:table-row table:style-name="ro1">
          <table:table-cell/>
          <table:table-cell office:value-type="string">
            <text:p><text:s text:c="6"/>"pending_at": null,</text:p>
          </table:table-cell>
        </table:table-row>
        <table:table-row table:style-name="ro1">
          <table:table-cell/>
          <table:table-cell office:value-type="string">
            <text:p><text:s text:c="6"/>"conversion_rate": null,</text:p>
          </table:table-cell>
        </table:table-row>
        <table:table-row table:style-name="ro2">
          <table:table-cell/>
          <table:table-cell office:value-type="string">
            <text:p><text:s text:c="6"/>"btc_amount": "0.00061796",</text:p>
          </table:table-cell>
        </table:table-row>
        <table:table-row table:style-name="ro1">
          <table:table-cell/>
          <table:table-cell office:value-type="string">
            <text:p><text:s text:c="6"/>"main_currencies": 4,</text:p>
          </table:table-cell>
        </table:table-row>
        <table:table-row table:style-name="ro2">
          <table:table-cell/>
          <table:table-cell office:value-type="string">
            <text:p><text:s text:c="6"/>"surfshark": false,</text:p>
          </table:table-cell>
        </table:table-row>
        <table:table-row table:style-name="ro1">
          <table:table-cell/>
          <table:table-cell office:value-type="string">
            <text:p><text:s text:c="6"/>"pay_currencies": [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2,</text:p>
          </table:table-cell>
        </table:table-row>
        <table:table-row table:style-name="ro1">
          <table:table-cell/>
          <table:table-cell office:value-type="string">
            <text:p><text:s text:c="10"/>"title": "Bitcoin",</text:p>
          </table:table-cell>
        </table:table-row>
        <table:table-row table:style-name="ro1">
          <table:table-cell/>
          <table:table-cell office:value-type="string">
            <text:p><text:s text:c="10"/>"iso_symbol": "BTC",</text:p>
          </table:table-cell>
        </table:table-row>
        <table:table-row table:style-name="ro1">
          <table:table-cell/>
          <table:table-cell office:value-type="string">
            <text:p><text:s text:c="10"/>"id_name": "bitcoin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"0.00061796"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2">
          <table:table-cell/>
          <table:table-cell office:value-type="string">
            <text:p><text:s text:c="10"/>"pay_service_altcoin": fals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2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40,</text:p>
          </table:table-cell>
        </table:table-row>
        <table:table-row table:style-name="ro2">
          <table:table-cell/>
          <table:table-cell office:value-type="string">
            <text:p><text:s text:c="10"/>"title": "Litecoin",</text:p>
          </table:table-cell>
        </table:table-row>
        <table:table-row table:style-name="ro1">
          <table:table-cell/>
          <table:table-cell office:value-type="string">
            <text:p><text:s text:c="10"/>"iso_symbol": "LTC",</text:p>
          </table:table-cell>
        </table:table-row>
        <table:table-row table:style-name="ro2">
          <table:table-cell/>
          <table:table-cell office:value-type="string">
            <text:p><text:s text:c="10"/>"id_name": "litecoin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"0.091274"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2">
          <table:table-cell/>
          <table:table-cell office:value-type="string">
            <text:p><text:s text:c="10"/>"pay_service_altcoin": fals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2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2,</text:p>
          </table:table-cell>
        </table:table-row>
        <table:table-row table:style-name="ro2">
          <table:table-cell/>
          <table:table-cell office:value-type="string">
            <text:p><text:s text:c="10"/>"title": "Ethereum Classic",</text:p>
          </table:table-cell>
        </table:table-row>
        <table:table-row table:style-name="ro1">
          <table:table-cell/>
          <table:table-cell office:value-type="string">
            <text:p><text:s text:c="10"/>"iso_symbol": "ETC",</text:p>
          </table:table-cell>
        </table:table-row>
        <table:table-row table:style-name="ro2">
          <table:table-cell/>
          <table:table-cell office:value-type="string">
            <text:p><text:s text:c="10"/>"id_name": "ethereum_classic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2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2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3,</text:p>
          </table:table-cell>
        </table:table-row>
        <table:table-row table:style-name="ro1">
          <table:table-cell/>
          <table:table-cell office:value-type="string">
            <text:p><text:s text:c="10"/>"title": "Augur",</text:p>
          </table:table-cell>
        </table:table-row>
        <table:table-row table:style-name="ro1">
          <table:table-cell/>
          <table:table-cell office:value-type="string">
            <text:p><text:s text:c="10"/>"iso_symbol": "REP",</text:p>
          </table:table-cell>
        </table:table-row>
        <table:table-row table:style-name="ro1">
          <table:table-cell/>
          <table:table-cell office:value-type="string">
            <text:p><text:s text:c="10"/>"id_name": "augur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2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2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4,</text:p>
          </table:table-cell>
        </table:table-row>
        <table:table-row table:style-name="ro1">
          <table:table-cell/>
          <table:table-cell office:value-type="string">
            <text:p><text:s text:c="10"/>"title": "Golem",</text:p>
          </table:table-cell>
        </table:table-row>
        <table:table-row table:style-name="ro1">
          <table:table-cell/>
          <table:table-cell office:value-type="string">
            <text:p><text:s text:c="10"/>"iso_symbol": "GNT",</text:p>
          </table:table-cell>
        </table:table-row>
        <table:table-row table:style-name="ro1">
          <table:table-cell/>
          <table:table-cell office:value-type="string">
            <text:p><text:s text:c="10"/>"id_name": "golem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2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2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price_currency": {</text:p>
          </table:table-cell>
        </table:table-row>
        <table:table-row table:style-name="ro1">
          <table:table-cell/>
          <table:table-cell office:value-type="string">
            <text:p><text:s text:c="8"/>"id": 1,</text:p>
          </table:table-cell>
        </table:table-row>
        <table:table-row table:style-name="ro1">
          <table:table-cell/>
          <table:table-cell office:value-type="string">
            <text:p><text:s text:c="8"/>"title": "United States dollar",</text:p>
          </table:table-cell>
        </table:table-row>
        <table:table-row table:style-name="ro1">
          <table:table-cell/>
          <table:table-cell office:value-type="string">
            <text:p><text:s text:c="8"/>"iso_symbol": "USD",</text:p>
          </table:table-cell>
        </table:table-row>
        <table:table-row table:style-name="ro1">
          <table:table-cell/>
          <table:table-cell office:value-type="string">
            <text:p><text:s text:c="8"/>"id_name": null,</text:p>
          </table:table-cell>
        </table:table-row>
        <table:table-row table:style-name="ro1">
          <table:table-cell/>
          <table:table-cell office:value-type="string">
            <text:p><text:s text:c="8"/>"kind": "fiat"</text:p>
          </table:table-cell>
        </table:table-row>
        <table:table-row table:style-name="ro1">
          <table:table-cell/>
          <table:table-cell office:value-type="string">
            <text:p><text:s text:c="6"/>},</text:p>
          </table:table-cell>
        </table:table-row>
        <table:table-row table:style-name="ro1">
          <table:table-cell/>
          <table:table-cell office:value-type="string">
            <text:p><text:s text:c="6"/>"merchant_covered_amount": 0,</text:p>
          </table:table-cell>
        </table:table-row>
        <table:table-row table:style-name="ro1">
          <table:table-cell/>
          <table:table-cell office:value-type="string">
            <text:p><text:s text:c="6"/>"entity": {</text:p>
          </table:table-cell>
        </table:table-row>
        <table:table-row table:style-name="ro1">
          <table:table-cell/>
          <table:table-cell office:value-type="string">
            <text:p><text:s text:c="8"/>"verified": true,</text:p>
          </table:table-cell>
        </table:table-row>
        <table:table-row table:style-name="ro1">
          <table:table-cell/>
          <table:table-cell office:value-type="string">
            <text:p><text:s text:c="8"/>"entity_type": "Business",</text:p>
          </table:table-cell>
        </table:table-row>
        <table:table-row table:style-name="ro1">
          <table:table-cell/>
          <table:table-cell office:value-type="string">
            <text:p><text:s text:c="8"/>"id": 1</text:p>
          </table:table-cell>
        </table:table-row>
        <table:table-row table:style-name="ro1">
          <table:table-cell/>
          <table:table-cell office:value-type="string">
            <text:p><text:s text:c="6"/>},</text:p>
          </table:table-cell>
        </table:table-row>
        <table:table-row table:style-name="ro1">
          <table:table-cell/>
          <table:table-cell office:value-type="string">
            <text:p><text:s text:c="6"/>"transactions": [</text:p>
          </table:table-cell>
        </table:table-row>
        <table:table-row table:style-name="ro1">
          <table:table-cell/>
          <table:table-cell office:value-type="string">
            <text:p><text:s text:c="8"/>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amount_received": "0.0",</text:p>
          </table:table-cell>
        </table:table-row>
        <table:table-row table:style-name="ro1">
          <table:table-cell/>
          <table:table-cell office:value-type="string">
            <text:p><text:s text:c="6"/>"refundable_amount": 0,</text:p>
          </table:table-cell>
        </table:table-row>
        <table:table-row table:style-name="ro1">
          <table:table-cell/>
          <table:table-cell office:value-type="string">
            <text:p><text:s text:c="6"/>"refunded_amount": "0.0",</text:p>
          </table:table-cell>
        </table:table-row>
        <table:table-row table:style-name="ro1">
          <table:table-cell/>
          <table:table-cell office:value-type="string">
            <text:p><text:s text:c="6"/>"is_request_refund_allowed": false,</text:p>
          </table:table-cell>
        </table:table-row>
        <table:table-row table:style-name="ro1">
          <table:table-cell/>
          <table:table-cell office:value-type="string">
            <text:p><text:s text:c="6"/>"is_refund_requested": false,</text:p>
          </table:table-cell>
        </table:table-row>
        <table:table-row table:style-name="ro2">
          <table:table-cell/>
          <table:table-cell office:value-type="string">
            <text:p><text:s text:c="6"/>"is_cashback_requested": false,</text:p>
          </table:table-cell>
        </table:table-row>
        <table:table-row table:style-name="ro2">
          <table:table-cell/>
          <table:table-cell office:value-type="string">
            <text:p><text:s text:c="6"/>"invoice_url": "https://sandbox.coingate.com/invoice/0c9215cc-2272-4478-9305-8a104323e688",</text:p>
          </table:table-cell>
        </table:table-row>
        <table:table-row table:style-name="ro1">
          <table:table-cell/>
          <table:table-cell office:value-type="string">
            <text:p><text:s text:c="6"/>"back_url": null,</text:p>
          </table:table-cell>
        </table:table-row>
        <table:table-row table:style-name="ro2">
          <table:table-cell/>
          <table:table-cell office:value-type="string">
            <text:p><text:s text:c="6"/>"can_pay_with_service_altcoin": false,</text:p>
          </table:table-cell>
        </table:table-row>
        <table:table-row table:style-name="ro2">
          <table:table-cell/>
          <table:table-cell office:value-type="string">
            <text:p><text:s text:c="6"/>"webpush_subscriptions_left": 5,</text:p>
          </table:table-cell>
        </table:table-row>
        <table:table-row table:style-name="ro2">
          <table:table-cell/>
          <table:table-cell office:value-type="string">
            <text:p><text:s text:c="6"/>"webpush_subscriptions": [</text:p>
          </table:table-cell>
        </table:table-row>
        <table:table-row table:style-name="ro1">
          <table:table-cell/>
          <table:table-cell office:value-type="string">
            <text:p><text:s text:c="8"/>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invoice_trademark_name": "CoinGate",</text:p>
          </table:table-cell>
        </table:table-row>
        <table:table-row table:style-name="ro1">
          <table:table-cell/>
          <table:table-cell office:value-type="string">
            <text:p><text:s text:c="6"/>"invoice_head_title": null</text:p>
          </table:table-cell>
        </table:table-row>
        <table:table-row table:style-name="ro1">
          <table:table-cell/>
          <table:table-cell office:value-type="string">
            <text:p><text:s text:c="4"/>}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{"type":"ping","message":1574311276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Send</text:p>
          </table:table-cell>
          <table:table-cell/>
        </table:table-row>
        <table:table-row table:style-name="ro1">
          <table:table-cell/>
          <table:table-cell office:value-type="string">
            <text:p>{"command":"message","identifier":"{\"channel\":\"InvoiceChannel\",\"invoice_uuid\":\"0c9215cc-2272-4478-9305-8a104323e688\"}","data":"{\"pay_currency_id\":2,\"email\":\"karthik.b@uandme.org\",\"ln\":false,\"failed_attemps\":0,\"action\":\"select_pay_currency\"}"}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Receive</text:p>
          </table:table-cell>
          <table:table-cell office:value-type="string">
            <text:p>{"command":"message","identifier":"{\"channel\":\"InvoiceChannel\",\"invoice_uuid\":\"0c9215cc-2272-4478-9305-8a104323e688\"}","data":"{\"pay_currency_id\":2,\"email\":\"karthik.b@uandme.org\",\"ln\":false,\"failed_attemps\":0,\"action\":\"select_pay_currency\"}"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{"identifier":"{\"channel\":\"InvoiceChannel\",\"invoice_uuid\":\"0c9215cc-2272-4478-9305-8a104323e688\"}","message":{"code":200,"order":{"id":218976,"uuid":"0c9215cc-2272-4478-9305-8a104323e688","title":"Order #25723","description":"1 × Espresso Con Panna","status":"paid","pay_amount":"0.00061731","price_amount":"5.0","address":"2NB3zr3wLARUh5TCV5jBi5x7E9jqhcarxSL","confirmations_by_price":0,"trader_order_id":null,"expire_at":"2019-11-21T05:10:48.000Z","created_at":"2019-11-21T04:32:25.000Z","pending_at":"2019-11-21T04:50:48.000Z","conversion_rate":"8099.66","overpaid_amount":"0.03601091","underpaid_amount":0,"difference":"-0.03601091","btc_amount":"0.00061731","main_currencies":4,"surfshark":false,"pay_currencies":[{"id":2,"title":"Bitcoin","iso_symbol":"BTC","id_name":"bitcoin","kind":"crypto","pay_amount":"0.00061731","lightning_network":false,"pay_service_altcoin":false,"temporary_disabled":"","disabled":null,"cashback_percentage":null},{"id":40,"title":"Litecoin","iso_symbol":"LTC","id_name":"litecoin","kind":"crypto","pay_amount":"0.091091","lightning_network":false,"pay_service_altcoin":false,"temporary_disabled":"","disabled":null,"cashback_percentage":null},{"id":52,"title":"Ethereum Classic","iso_symbol":"ETC","id_name":"ethereum_classic","kind":"crypto","pay_amount":null,"lightning_network":false,"pay_service_altcoin":true,"temporary_disabled":"","disabled":null,"cashback_percentage":null},{"id":53,"title":"Augur","iso_symbol":"REP","id_name":"augur","kind":"crypto","pay_amount":null,"lightning_network":false,"pay_service_altcoin":true,"temporary_disabled":"","disabled":null,"cashback_percentage":null},{"id":54,"title":"Golem","iso_symbol":"GNT","id_name":"golem","kind":"crypto","pay_amount":null,"lightning_network":false,"pay_service_altcoin":true,"temporary_disabled":"","disabled":null,"cashback_percentage":null}],"pay_currency":{"id":2,"title":"Bitcoin","iso_symbol":"BTC","id_name":"bitcoin","kind":"crypto","lightning_network":false,"token_id":null,"decimal_digits":8,"cashback_amount":null,"ethereum_token":false,"ethereum_token_address":null},"price_currency":{"id":1,"title":"United States dollar","iso_symbol":"USD","id_name":null,"kind":"fiat"},"merchant_covered_amount":"0.0","entity":{"verified":true,"entity_type":"Business","id":1},"transactions":[{"id":4433,"txid":"73eeb1fd32e7a273252434b6c8446acb915e949309ae0d3a341b2633d8a78408","amount":"0.03662822","status":"confirmed","min_confirmations":0,"network_confirmations":0,"received_at":"2019-11-21T04:53:59.000Z","transaction_url":"https://href.li/?https://blockstream.info/testnet/tx/73eeb1fd32e7a273252434b6c8446acb915e949309ae0d3a341b2633d8a78408"}],"amount_received":"0.03662822","refundable_amount":"0.03601091","refunded_amount":"0.0","is_request_refund_allowed":false,"is_refund_requested":false,"min_refundable_amount":"0.001","is_cashback_requested":false,"invoice_url":"https://sandbox.coingate.com/invoice/0c9215cc-2272-4478-9305-8a104323e688","back_url":{"url":"/payments/back/0c9215cc-2272-4478-9305-8a104323e688","title":"Back to Merchant"},"can_pay_with_service_altcoin":false,"webpush_subscriptions_left":5,"webpush_subscriptions":[],"invoice_trademark_name":"CoinGate","invoice_head_title":null}}}</text:p>
          </table:table-cell>
        </table:table-row>
        <table:table-row table:style-name="ro1" table:number-rows-repeated="104840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1/11/2019</text:date>, <text:time>18:2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27:31</meta:creation-date>
    <meta:generator>OpenOffice/4.1.6$Unix OpenOffice.org_project/416m1$Build-9790</meta:generator>
    <dc:date>2019-11-21T18:26:28</dc:date>
    <meta:editing-duration>PT8H22M22S</meta:editing-duration>
    <meta:editing-cycles>4</meta:editing-cycles>
    <meta:document-statistic meta:table-count="3" meta:cell-count="156" meta:object-count="0"/>
    <meta:user-defined meta:name=""/>
  </office:meta>
</office:document-meta>
</file>